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ef423" officeooo:paragraph-rsid="001ef42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haredPreferencesCompat by Haruki Hasegawa</text:p>
      <text:p text:style-name="P1">/*</text:p>
      <text:p text:style-name="P1"><text:s/>* Copyright (C) 2012 Haruki Hasegawa</text:p>
      <text:p text:style-name="P1"><text:s/>*</text:p>
      <text:p text:style-name="P1"><text:s/>* Licensed under the Apache License, Version 2.0 (the "License");</text:p>
      <text:p text:style-name="P1"><text:s/>* you may not use this file except in compliance with the License.</text:p>
      <text:p text:style-name="P1"><text:s/>* You may obtain a copy of the License at</text:p>
      <text:p text:style-name="P1"><text:s/>*</text:p>
      <text:p text:style-name="P1"><text:s/>* <text:s text:c="5"/>http://www.apache.org/licenses/LICENSE-2.0</text:p>
      <text:p text:style-name="P1"><text:s/>*</text:p>
      <text:p text:style-name="P1"><text:s/>* Unless required by applicable law or agreed to in writing, software</text:p>
      <text:p text:style-name="P1"><text:s/>* distributed under the License is distributed on an "AS IS" BASIS,</text:p>
      <text:p text:style-name="P1"><text:s/>* WITHOUT WARRANTIES OR CONDITIONS OF ANY KIND, either express or implied.</text:p>
      <text:p text:style-name="P1"><text:s/>* See the License for the specific language governing permissions and</text:p>
      <text:p text:style-name="P1"><text:s/>* limitations under the License.</text:p>
      <text:p text:style-name="P1"><text:s/>*/</text:p>
      <text:p text:style-name="P1"/>
      <text:p text:style-name="P1">AsyncTask backported from AsyncTask by The Android Open Source Project</text:p>
      <text:p text:style-name="P1">/*</text:p>
      <text:p text:style-name="P1"><text:s/>* Copyright (C) 2008 The Android Open Source Project</text:p>
      <text:p text:style-name="P1"><text:s/>*</text:p>
      <text:p text:style-name="P1"><text:s/>* Licensed under the Apache License, Version 2.0 (the "License");</text:p>
      <text:p text:style-name="P1"><text:s/>* you may not use this file except in compliance with the License.</text:p>
      <text:p text:style-name="P1"><text:s/>* You may obtain a copy of the License at</text:p>
      <text:p text:style-name="P1"><text:s/>*</text:p>
      <text:p text:style-name="P1"><text:s/>* <text:s text:c="5"/>http://www.apache.org/licenses/LICENSE-2.0</text:p>
      <text:p text:style-name="P1"><text:s/>*</text:p>
      <text:p text:style-name="P1"><text:s/>* Unless required by applicable law or agreed to in writing, software</text:p>
      <text:p text:style-name="P1"><text:s/>* distributed under the License is distributed on an "AS IS" BASIS,</text:p>
      <text:p text:style-name="P1"><text:s/>* WITHOUT WARRANTIES OR CONDITIONS OF ANY KIND, either express or implied.</text:p>
      <text:p text:style-name="P1"><text:s/>* See the License for the specific language governing permissions and</text:p>
      <text:p text:style-name="P1"><text:s/>* limitations under the License.</text:p>
      <text:p text:style-name="P1"><text:s/>*/</text:p>
      <text:p text:style-name="P1"/>
      <text:p text:style-name="P1">MultiSelectListPreference backported from MultiSelectListPreference by The Android Open Source Project</text:p>
      <text:p text:style-name="P1">/*</text:p>
      <text:p text:style-name="P1"><text:s/>* Copyright (C) 2010 The Android Open Source Project</text:p>
      <text:p text:style-name="P1"><text:s/>*</text:p>
      <text:p text:style-name="P1"><text:s/>* Licensed under the Apache License, Version 2.0 (the "License");</text:p>
      <text:p text:style-name="P1"><text:s/>* you may not use this file except in compliance with the License.</text:p>
      <text:p text:style-name="P1"><text:s/>* You may obtain a copy of the License at</text:p>
      <text:p text:style-name="P1"><text:s/>*</text:p>
      <text:p text:style-name="P1"><text:s/>* <text:s text:c="5"/>http://www.apache.org/licenses/LICENSE-2.0</text:p>
      <text:p text:style-name="P1"><text:s/>*</text:p>
      <text:p text:style-name="P1"><text:s/>* Unless required by applicable law or agreed to in writing, software</text:p>
      <text:p text:style-name="P1"><text:s/>* distributed under the License is distributed on an "AS IS" BASIS,</text:p>
      <text:p text:style-name="P1"><text:s/>* WITHOUT WARRANTIES OR CONDITIONS OF ANY KIND, either express or implied.</text:p>
      <text:p text:style-name="P1"><text:s/>* See the License for the specific language governing permissions and</text:p>
      <text:p text:style-name="P1"><text:s/>* limitations under the License.</text:p>
      <text:p text:style-name="P1"><text:s/>*/</text:p>
      <text:p text:style-name="P1"/>
      <text:p text:style-name="P1"><text:soft-page-break/>Base64 by Robert Harder (<text:a xlink:type="simple" xlink:href="http://iharder.net/base64">http://iharder.net/base64</text:a>)</text:p>
      <text:p text:style-name="P1">Public Domain</text:p>
      <text:p text:style-name="P1"/>
      <text:p text:style-name="P1">Iab helper classes by Google Inc.</text:p>
      <text:p text:style-name="P1">/* Copyright (c) 2012 Google Inc.</text:p>
      <text:p text:style-name="P1"><text:s/>*</text:p>
      <text:p text:style-name="P1"><text:s/>* Licensed under the Apache License, Version 2.0 (the "License");</text:p>
      <text:p text:style-name="P1"><text:s/>* you may not use this file except in compliance with the License.</text:p>
      <text:p text:style-name="P1"><text:s/>* You may obtain a copy of the License at</text:p>
      <text:p text:style-name="P1"><text:s/>*</text:p>
      <text:p text:style-name="P1"><text:s/>* <text:s text:c="4"/>http://www.apache.org/licenses/LICENSE-2.0</text:p>
      <text:p text:style-name="P1"><text:s/>*</text:p>
      <text:p text:style-name="P1"><text:s/>* Unless required by applicable law or agreed to in writing, software</text:p>
      <text:p text:style-name="P1"><text:s/>* distributed under the License is distributed on an "AS IS" BASIS,</text:p>
      <text:p text:style-name="P1"><text:s/>* WITHOUT WARRANTIES OR CONDITIONS OF ANY KIND, either express or implied.</text:p>
      <text:p text:style-name="P1"><text:s/>* See the License for the specific language governing permissions and</text:p>
      <text:p text:style-name="P1"><text:s/>* limitations under the License.</text:p>
      <text:p text:style-name="P1"><text:s/>*/</text:p>
      <text:p text:style-name="P1"/>
      <text:p text:style-name="P1">RepeatingImageButton by The Android Open Source Project</text:p>
      <text:p text:style-name="P1">/*</text:p>
      <text:p text:style-name="P1"><text:s/>* Copyright (C) 2008 <text:bookmark-start text:name="__DdeLink__10_1358672720"/>The Android Open Source Project<text:bookmark-end text:name="__DdeLink__10_1358672720"/></text:p>
      <text:p text:style-name="P1"><text:s/>*</text:p>
      <text:p text:style-name="P1"><text:s/>* Licensed under the Apache License, Version 2.0 (the "License");</text:p>
      <text:p text:style-name="P1"><text:s/>* you may not use this file except in compliance with the License.</text:p>
      <text:p text:style-name="P1"><text:s/>* You may obtain a copy of the License at</text:p>
      <text:p text:style-name="P1"><text:s/>*</text:p>
      <text:p text:style-name="P1"><text:s/>* <text:s text:c="5"/>http://www.apache.org/licenses/LICENSE-2.0</text:p>
      <text:p text:style-name="P1"><text:s/>*</text:p>
      <text:p text:style-name="P1"><text:s/>* Unless required by applicable law or agreed to in writing, software</text:p>
      <text:p text:style-name="P1"><text:s/>* distributed under the License is distributed on an "AS IS" BASIS,</text:p>
      <text:p text:style-name="P1"><text:s/>* WITHOUT WARRANTIES OR CONDITIONS OF ANY KIND, either express or implied.</text:p>
      <text:p text:style-name="P1"><text:s/>* See the License for the specific language governing permissions and</text:p>
      <text:p text:style-name="P1"><text:s/>* limitations under the License.</text:p>
      <text:p text:style-name="P1"><text:s/>*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2T16:36:26.529416471</meta:creation-date>
    <dc:date>2014-08-12T17:02:06.095412680</dc:date>
    <meta:editing-duration>PT10M29S</meta:editing-duration>
    <meta:editing-cycles>1</meta:editing-cycles>
    <meta:document-statistic meta:table-count="0" meta:image-count="0" meta:object-count="0" meta:page-count="2" meta:paragraph-count="81" meta:word-count="542" meta:character-count="3352" meta:non-whitespace-character-count="2798"/>
    <meta:generator>LibreOffice/4.2.5.2$Linux_X86_64 LibreOffice_project/420m0$Build-2</meta:generator>
  </office:meta>
</office:document-meta>
</file>